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99600001BCE93ABEAFD.svm" manifest:media-type=""/>
  <manifest:file-entry manifest:full-path="Pictures/2000000900004DEF00001A0D29A8821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24b8"/>
    </style:style>
    <style:style style:name="P2" style:family="paragraph" style:parent-style-name="Standard">
      <style:text-properties officeooo:paragraph-rsid="00051ec4"/>
    </style:style>
    <style:style style:name="P3" style:family="paragraph" style:parent-style-name="Heading_20_1">
      <style:text-properties officeooo:paragraph-rsid="00051ec4"/>
    </style:style>
    <style:style style:name="T1" style:family="text">
      <style:text-properties officeooo:rsid="000424b8"/>
    </style:style>
    <style:style style:name="T2" style:family="text">
      <style:text-properties officeooo:rsid="0006a9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K_25</text:h>
      <text:p text:style-name="P1"><draw:frame draw:style-name="fr1" draw:name="images1" text:anchor-type="paragraph" svg:x="0.06cm" svg:y="0.277cm" svg:width="17cm" svg:height="2.836cm" draw:z-index="0"><draw:image xlink:href="Pictures/200000090000499600001BCE93ABEAFD.svm" xlink:type="simple" xlink:show="embed" xlink:actuate="onLoad"/></draw:frame><text:span text:style-name="T1">create_generated_clock -name{clk_25:Q} <text:s/>-divide_by 2 -source{clk_25:CLK}{clk_25:Q}</text:span></text:p>
      <text:p text:style-name="P1"/>
      <text:h text:style-name="P3" text:outline-level="1">CLK_2<text:span text:style-name="T2">4</text:span></text:h>
      <text:p text:style-name="P2"><draw:frame draw:style-name="fr2" draw:name="images2" text:anchor-type="paragraph" svg:width="13.79cm" svg:height="4.447cm" draw:z-index="1"><draw:image xlink:href="Pictures/2000000900004DEF00001A0D29A88217.svm" xlink:type="simple" xlink:show="embed" xlink:actuate="onLoad"/></draw:frame><text:span text:style-name="T1">create_generated_clock -name{clk_24:Q} <text:s/>-divide_by 2 -source{clk_24:CLK}{clk_24:Q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0:48:17.778000000</meta:creation-date>
    <dc:date>2015-03-20T11:42:36.890000000</dc:date>
    <meta:editing-duration>PT8M17S</meta:editing-duration>
    <meta:editing-cycles>2</meta:editing-cycles>
    <meta:generator>LibreOffice/4.1.5.3$Windows_x86 LibreOffice_project/1c1366bba2ba2b554cd2ca4d87c06da81c05d24</meta:generator>
    <meta:document-statistic meta:table-count="0" meta:image-count="2" meta:object-count="0" meta:page-count="1" meta:paragraph-count="4" meta:word-count="12" meta:character-count="176" meta:non-whitespace-character-count="166"/>
  </office:meta>
</office:document-meta>
</file>